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8bf" officeooo:paragraph-rsid="000568bf"/>
    </style:style>
    <style:style style:name="P2" style:family="paragraph" style:parent-style-name="Standard">
      <style:text-properties officeooo:rsid="0005b5e1" officeooo:paragraph-rsid="0005b5e1"/>
    </style:style>
    <style:style style:name="P3" style:family="paragraph" style:parent-style-name="Standard">
      <style:text-properties officeooo:rsid="0007a2e8" officeooo:paragraph-rsid="0007a2e8"/>
    </style:style>
    <style:style style:name="P4" style:family="paragraph" style:parent-style-name="Standard">
      <style:text-properties officeooo:rsid="000992c7" officeooo:paragraph-rsid="000992c7"/>
    </style:style>
    <style:style style:name="P5" style:family="paragraph" style:parent-style-name="Standard">
      <style:text-properties officeooo:rsid="000a98de" officeooo:paragraph-rsid="000a98de"/>
    </style:style>
    <style:style style:name="P6" style:family="paragraph" style:parent-style-name="Standard">
      <style:text-properties officeooo:rsid="000c698d" officeooo:paragraph-rsid="000c698d"/>
    </style:style>
    <style:style style:name="P7" style:family="paragraph" style:parent-style-name="Standard">
      <style:text-properties officeooo:rsid="000f8132" officeooo:paragraph-rsid="000f8132"/>
    </style:style>
    <style:style style:name="P8" style:family="paragraph" style:parent-style-name="Standard">
      <style:text-properties officeooo:rsid="00107b88" officeooo:paragraph-rsid="00107b88"/>
    </style:style>
    <style:style style:name="T1" style:family="text">
      <style:text-properties officeooo:rsid="0005b5e1"/>
    </style:style>
    <style:style style:name="T2" style:family="text">
      <style:text-properties officeooo:rsid="0007a2e8"/>
    </style:style>
    <style:style style:name="T3" style:family="text">
      <style:text-properties officeooo:rsid="000992c7"/>
    </style:style>
    <style:style style:name="T4" style:family="text">
      <style:text-properties officeooo:rsid="000f8132"/>
    </style:style>
    <style:style style:name="T5" style:family="text">
      <style:text-properties officeooo:rsid="00107b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ine Store</text:p>
      <text:p text:style-name="P1"/>
      <text:p text:style-name="P1">Login</text:p>
      <text:p text:style-name="P1"/>
      <text:p text:style-name="P1">F_0010<text:tab/>Nutzeranmeldung mittels Name Passwort als Nutzer, Angestellter, Admin und Gast</text:p>
      <text:p text:style-name="P1">F_0020<text:tab/>Abfrage ob Nutzerdaten korrekt über Datenbank zugriff</text:p>
      <text:p text:style-name="P1">F_0030<text:tab/>Bestätigungsabfrage beim beenden des Logins</text:p>
      <text:p text:style-name="P1"/>
      <text:p text:style-name="P1">Ladescreen</text:p>
      <text:p text:style-name="P1"/>
      <text:p text:style-name="P1">F_0040<text:tab/>Ladebild und Progressbar</text:p>
      <text:p text:style-name="P1"/>
      <text:p text:style-name="P1">Hauptverzeichnis</text:p>
      <text:p text:style-name="P1"/>
      <text:p text:style-name="P1">F_0050<text:tab/>Menü mit mehreren Reitern zb. Datei mit Speichern, Laden</text:p>
      <text:p text:style-name="P1">F_0060<text:tab/>Toolbar mit shortcuts</text:p>
      <text:p text:style-name="P1">F_0070<text:tab/>Coolbar als Verzeichnis von Warengruppen</text:p>
      <text:p text:style-name="P1">F_0080<text:tab/><text:span text:style-name="T1">Zusammenfassung von Reitern zum Warensuchen, Warenkorb / Bestellungen, <text:tab/><text:tab/><text:tab/>Nutzerdaten und Lagerbestand</text:span></text:p>
      <text:p text:style-name="P2"/>
      <text:p text:style-name="P2">Menü</text:p>
      <text:p text:style-name="P2"/>
      <text:p text:style-name="P2">F_0090<text:tab/>Reiter Datei <text:span text:style-name="T3">Logs ( Datenbank, Programm, Crash )</text:span>, <text:span text:style-name="T2">Drucken,</text:span> Speicher, Schließen <text:tab/><text:tab/>und Laden </text:p>
      <text:p text:style-name="P2">F_0100<text:tab/><text:span text:style-name="T2">Reiter Einstellungen, Anzeige und Verbindung</text:span></text:p>
      <text:p text:style-name="P3">F_0110<text:tab/>Reiter Extra, Warenvergleichen mit Auswahl der Anzahl der verglichenen Waren</text:p>
      <text:p text:style-name="P3">F_0120<text:tab/>Reiter Hilfe</text:p>
      <text:p text:style-name="P3"/>
      <text:p text:style-name="P3">Toolbar</text:p>
      <text:p text:style-name="P3"/>
      <text:p text:style-name="P3">F_0130<text:tab/>Speichern, Laden, Drucken</text:p>
      <text:p text:style-name="P3">F_0140<text:tab/>Vor und Zurück Schalten in Waren-,Warenkorb Reiter</text:p>
      <text:p text:style-name="P4"/>
      <text:p text:style-name="P4">Verzeichnis von Warengruppen</text:p>
      <text:p text:style-name="P4"/>
      <text:p text:style-name="P4">F_0150<text:tab/>Warenkategorien Repräsentiert als Coolbar Einträge</text:p>
      <text:p text:style-name="P4"/>
      <text:p text:style-name="P4">Warensuchen</text:p>
      <text:p text:style-name="P4"/>
      <text:p text:style-name="P4">F_0160<text:tab/>Suchfeld</text:p>
      <text:p text:style-name="P4">F_0170<text:tab/>Liste von Suchtreffern</text:p>
      <text:p text:style-name="P4">F_0180<text:tab/>Detailansicht von Waren</text:p>
      <text:p text:style-name="P4">F_0190<text:tab/>Bestimmen von Menge der Ware und Ablage in Warenkorb</text:p>
      <text:p text:style-name="P4"/>
      <text:p text:style-name="P5">Warenkorb</text:p>
      <text:p text:style-name="P5"/>
      <text:p text:style-name="P5">F_0200<text:tab/>Im Warenkorb aufgelistete Waren </text:p>
      <text:p text:style-name="P5">F_0210<text:tab/>Ändern von Menge und Löschen</text:p>
      <text:p text:style-name="P5">F_0220<text:tab/>Bestellung abschicken</text:p>
      <text:p text:style-name="P5"/>
      <text:p text:style-name="P5"/>
      <text:p text:style-name="P5"/>
      <text:p text:style-name="P5"><text:soft-page-break/>Bestellungen</text:p>
      <text:p text:style-name="P5"/>
      <text:p text:style-name="P5">F_0230<text:tab/>Auflistung aller Bestellungen</text:p>
      <text:p text:style-name="P5">F_0240<text:tab/>Aufblättern aller Bestellungen</text:p>
      <text:p text:style-name="P5">F_0250<text:tab/>Bestellungen Bestätigen</text:p>
      <text:p text:style-name="P5">F_0260<text:tab/>Rechnung Drucken</text:p>
      <text:p text:style-name="P5"/>
      <text:p text:style-name="P5">Nutzerdaten</text:p>
      <text:p text:style-name="P5"/>
      <text:p text:style-name="P5">F_0270<text:tab/>Anschrift ändern</text:p>
      <text:p text:style-name="P5">F_0280<text:tab/>Passwort ändern</text:p>
      <text:p text:style-name="P5"/>
      <text:p text:style-name="P5">Lagerbestand</text:p>
      <text:p text:style-name="P5"/>
      <text:p text:style-name="P5">F_0300<text:tab/>Einfügen, ändern und Löschen von Waren</text:p>
      <text:p text:style-name="P6">F_0310<text:tab/>Aktualisierung der Datenbank </text:p>
      <text:p text:style-name="P6"/>
      <text:p text:style-name="P7">Datenbank</text:p>
      <text:p text:style-name="P7"/>
      <text:p text:style-name="P7">D_0010<text:tab/>MySQl Datenbank </text:p>
      <text:p text:style-name="P7">D_0020<text:tab/>User ( ID, <text:span text:style-name="T5">Passwort,</text:span> Name, Adresse, Gruppe <text:span text:style-name="T5">)</text:span></text:p>
      <text:p text:style-name="P8">D_0030<text:tab/>Waren ( ID, Name, Beschreibung, Gruppe, Preis, Menge, Bild )</text:p>
      <text:p text:style-name="P8">D_0040<text:tab/>Bestellungen ( Bestell Nr., User ID, Waren ID, Menge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9:22:45.141000000</meta:creation-date>
    <dc:date>2015-06-01T11:45:06.642000000</dc:date>
    <meta:editing-duration>PT16M20S</meta:editing-duration>
    <meta:editing-cycles>3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47" meta:word-count="228" meta:character-count="1705" meta:non-whitespace-character-count="1515"/>
  </office:meta>
</office:document-meta>
</file>